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bf58d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bf58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bf58d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bf58d" style:font-size-asian="10pt" style:font-size-complex="10pt"/>
    </style:style>
    <style:style style:name="P9" style:family="paragraph" style:parent-style-name="UrbanBody">
      <style:text-properties style:font-name="arial" style:text-underline-style="none"/>
    </style:style>
    <style:style style:name="P10" style:family="paragraph" style:parent-style-name="UrbanBody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UrbanBody">
      <style:text-properties style:font-name="arial" fo:font-size="12pt" style:text-underline-style="none" style:font-size-asian="12pt" style:font-size-complex="12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bf58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UrbanTitle">
      <style:text-properties style:font-name="arial" style:text-underline-style="none" officeooo:paragraph-rsid="001bf58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letter-spacing="normal" fo:language="fr" fo:country="FR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24">do text</text:span></text:p><text:p text:style-name="P14"><text:span text:style-name="T2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0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5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3">Demande de paiement</text:p>
      <text:p text:style-name="P9"/>
      <text:p text:style-name="P9"><text:span text:style-name="T20"><office:annotation><dc:creator>Gauthier Bastien</dc:creator><dc:date>2011-01-13T14:56:41</dc:date><text:p text:style-name="P14"><text:span text:style-name="T24">do text</text:span></text:p><text:p text:style-name="P14"><text:span text:style-name="T24">from document(at=reference, format='odt')</text:span></text:p></office:annotation></text:span>Import depuis reference.odt</text:p>
      <text:p text:style-name="P9"/>
      <text:p text:style-name="P9"><office:annotation><dc:creator>Gauthier Bastien</dc:creator><dc:date>2011-02-16T16:12:24</dc:date><text:p text:style-name="P14"><text:span text:style-name="T26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25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9"><text:span text:style-name="T5">Objet :</text:span> <text:text-input text:description="Objet des travaux">self.getLicenceSubject()</text:text-input></text:p>
      <text:p text:style-name="P9"><text:span text:style-name="T5">Situation :</text:span> <text:text-input text:description="Situation des travaux">self.getWorkLocationSignaletic()</text:text-input></text:p>
      <text:p text:style-name="P9"><text:span text:style-name="T5">Référence cadastrale</text:span> : <text:text-input text:description="Parcelles">self.getPortionOutsText()</text:text-input></text:p>
      <text:p text:style-name="P9"/>
      <text:p text:style-name="P9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9">Pour le bon ordre de votre dossier de demande de permis d'urbanisme, nous vous invitons à verser dans les meilleurs délais la somme de :</text:p>
      <text:p text:style-name="P9">[XXX] euros</text:p>
      <text:p text:style-name="P9">au compte bancaire <text:span text:style-name="T5">091-0175895-63</text:span> de la Ville <text:text-input text:description="">tool.getCityName(prefixed=True)</text:text-input>, en rappelant l'objet de la présente ainsi que la communication <text:span text:style-name="T21"><text:text-input text:description="">self.getReference()</text:text-input></text:span><text:span text:style-name="T20">.</text:span></text:p>
      <text:p text:style-name="P11"/>
      <text:p text:style-name="P1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4"><text:span text:style-name="T24">do text</text:span></text:p><text:p text:style-name="P14"><text:span text:style-name="T2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03:04.090609045</dc:date>
    <dc:language>fr-FR</dc:language>
    <meta:editing-cycles>152</meta:editing-cycles>
    <meta:editing-duration>P2DT6H8M10S</meta:editing-duration>
    <meta:document-statistic meta:table-count="1" meta:image-count="0" meta:object-count="0" meta:page-count="1" meta:paragraph-count="17" meta:word-count="121" meta:character-count="1018" meta:non-whitespace-character-count="934"/>
    <meta:user-defined meta:name="Info 1"/>
    <meta:user-defined meta:name="Info 2"/>
    <meta:user-defined meta:name="Info 3"/>
    <meta:user-defined meta:name="Info 4"/>
  </office:meta>
</office:document-meta>
</file>